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9068c" officeooo:paragraph-rsid="0009068c" style:font-size-asian="28pt" style:font-size-complex="28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4" style:family="paragraph" style:parent-style-name="Standard">
      <style:paragraph-properties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5" style:family="paragraph" style:parent-style-name="Standard">
      <style:paragraph-properties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b0528" officeooo:paragraph-rsid="000b0528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s a… [ <text:s/>] <text:s/>Community<text:tab/>[ <text:s/>] Member</text:p>
      <text:p text:style-name="P2">Project:<text:tab/>___________________________</text:p>
      <text:p text:style-name="P2">Contact:<text:tab/>__________________________</text:p>
      <text:p text:style-name="P6">InfoURL:<text:tab/>__________________________</text:p>
      <text:p text:style-name="P2">Participants:<text:tab/>________________________</text:p>
      <text:p text:style-name="P2"><text:tab/>__________________________________</text:p>
      <text:p text:style-name="P2"><text:tab/>__________________________________</text:p>
      <text:p text:style-name="P4">Description:<text:tab/>________________________</text:p>
      <text:p text:style-name="P4"><text:tab/>__________________________________</text:p>
      <text:p text:style-name="P4"><text:tab/>__________________________________</text:p>
      <text:p text:style-name="P4"><text:tab/>__________________________________</text:p>
      <text:p text:style-name="P4"><text:tab/>__________________________________</text:p>
      <text:p text:style-name="P4">Progress steps:</text:p>
      <text:p text:style-name="P4">[ <text:s/>]<text:tab/>_______________________________ </text:p>
      <text:p text:style-name="P4">[ <text:s/>]<text:tab/>_______________________________ </text:p>
      <text:p text:style-name="P4">[ <text:s/>]<text:tab/>_______________________________ </text:p>
      <text:p text:style-name="P4">[ <text:s/>]<text:tab/>_______________________________ </text:p>
      <text:p text:style-name="P4">[ <text:s/>]<text:tab/>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0:12:34.398951909</meta:creation-date>
    <dc:date>2016-08-18T20:25:59.274831805</dc:date>
    <meta:editing-duration>PT1M24S</meta:editing-duration>
    <meta:editing-cycles>1</meta:editing-cycles>
    <meta:document-statistic meta:table-count="0" meta:image-count="0" meta:object-count="0" meta:page-count="1" meta:paragraph-count="18" meta:word-count="42" meta:character-count="629" meta:non-whitespace-character-count="586"/>
    <meta:generator>LibreOffice/5.1.2.2$Linux_X86_64 LibreOffice_project/10m0$Build-2</meta:generator>
  </office:meta>
</office:document-meta>
</file>